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margin-top="0cm" fo:margin-bottom="0cm" style:contextual-spacing="false" fo:line-height="200%"/>
      <style:text-properties style:font-name="Times New Roman" fo:font-size="13pt" fo:font-weight="bold" officeooo:rsid="000f864b" officeooo:paragraph-rsid="000f864b" style:font-size-asian="13pt" style:font-weight-asian="bold" style:font-size-complex="13pt" style:font-weight-complex="bold"/>
    </style:style>
    <style:style style:name="P2" style:family="paragraph" style:parent-style-name="Standard">
      <style:paragraph-properties fo:margin-top="0cm" fo:margin-bottom="0cm" style:contextual-spacing="false" fo:line-height="200%" fo:text-align="end" style:justify-single-word="false"/>
      <style:text-properties style:font-name="Times New Roman" fo:font-size="13pt" fo:font-weight="bold" officeooo:rsid="000f864b" officeooo:paragraph-rsid="000f864b" style:font-size-asian="13pt" style:font-weight-asian="bold" style:font-size-complex="13pt" style:font-weight-complex="bold"/>
    </style:style>
    <style:style style:name="P3" style:family="paragraph" style:parent-style-name="Standard">
      <style:paragraph-properties fo:margin-top="0cm" fo:margin-bottom="0cm" style:contextual-spacing="false" fo:line-height="200%" fo:text-align="center" style:justify-single-word="false"/>
      <style:text-properties style:font-name="Times New Roman" fo:font-size="13pt" fo:font-weight="bold" officeooo:rsid="000f864b" officeooo:paragraph-rsid="000f864b" style:font-size-asian="13pt" style:font-weight-asian="bold" style:font-size-complex="13pt" style:font-weight-complex="bold"/>
    </style:style>
    <style:style style:name="P4" style:family="paragraph" style:parent-style-name="Standard">
      <style:paragraph-properties fo:margin-top="0cm" fo:margin-bottom="0cm" style:contextual-spacing="false" fo:line-height="115%" fo:text-align="center" style:justify-single-word="false"/>
      <style:text-properties style:font-name="Times New Roman" fo:font-size="13pt" fo:font-weight="bold" officeooo:rsid="000f864b" officeooo:paragraph-rsid="000f864b" style:font-size-asian="13pt" style:font-weight-asian="bold" style:font-size-complex="13pt" style:font-weight-complex="bold"/>
    </style:style>
    <style:style style:name="P5" style:family="paragraph" style:parent-style-name="Standard">
      <style:paragraph-properties fo:margin-top="0cm" fo:margin-bottom="0cm" style:contextual-spacing="false" fo:line-height="115%" fo:text-align="start" style:justify-single-word="false"/>
      <style:text-properties style:font-name="Times New Roman" fo:font-size="13pt" fo:font-weight="bold" officeooo:rsid="000f864b" officeooo:paragraph-rsid="000f864b" style:font-size-asian="13pt" style:font-weight-asian="bold" style:font-size-complex="13pt" style:font-weight-complex="bold"/>
    </style:style>
    <style:style style:name="P6" style:family="paragraph" style:parent-style-name="Standard">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7" style:family="paragraph" style:parent-style-name="Standard" style:list-style-name="L1">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8" style:family="paragraph" style:parent-style-name="Standard" style:list-style-name="L2">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9" style:family="paragraph" style:parent-style-name="Standard" style:list-style-name="L3">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10" style:family="paragraph" style:parent-style-name="Standard">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11" style:family="paragraph" style:parent-style-name="Standard" style:list-style-name="L5">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12" style:family="paragraph" style:parent-style-name="Standard" style:list-style-name="L6">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13" style:family="paragraph" style:parent-style-name="Standard" style:list-style-name="L6">
      <style:paragraph-properties fo:margin-top="0cm" fo:margin-bottom="0cm" style:contextual-spacing="false" fo:line-height="115%" fo:text-align="start" style:justify-single-word="false"/>
      <style:text-properties style:font-name="Times New Roman" officeooo:rsid="000f864b" officeooo:paragraph-rsid="00176bd8"/>
    </style:style>
    <style:style style:name="P14" style:family="paragraph" style:parent-style-name="Standard" style:list-style-name="L7">
      <style:paragraph-properties fo:margin-top="0cm" fo:margin-bottom="0cm" style:contextual-spacing="false" fo:line-height="115%" fo:text-align="start" style:justify-single-word="false"/>
      <style:text-properties style:font-name="Times New Roman" officeooo:rsid="000f864b" officeooo:paragraph-rsid="000f864b"/>
    </style:style>
    <style:style style:name="P15" style:family="paragraph" style:parent-style-name="Standard">
      <style:paragraph-properties fo:margin-top="0cm" fo:margin-bottom="0cm" style:contextual-spacing="false" fo:line-height="115%" fo:text-align="start" style:justify-single-word="false"/>
      <style:text-properties style:font-name="Times New Roman" officeooo:rsid="0010e262" officeooo:paragraph-rsid="000f864b"/>
    </style:style>
    <style:style style:name="P16" style:family="paragraph" style:parent-style-name="Standard">
      <style:paragraph-properties fo:margin-top="0cm" fo:margin-bottom="0cm" style:contextual-spacing="false" fo:line-height="115%" fo:text-align="start" style:justify-single-word="false"/>
      <style:text-properties style:font-name="Times New Roman" officeooo:rsid="00166ff4" officeooo:paragraph-rsid="00166ff4"/>
    </style:style>
    <style:style style:name="T1" style:family="text">
      <style:text-properties officeooo:rsid="0010e262"/>
    </style:style>
    <style:style style:name="T2" style:family="text">
      <style:text-properties officeooo:rsid="00166ff4"/>
    </style:style>
    <style:style style:name="T3" style:family="text">
      <style:text-properties officeooo:rsid="00176bd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gotá, <text:span text:style-name="T2">31</text:span> de octubre de 202<text:span text:style-name="T1">4</text:span></text:p>
      <text:p text:style-name="P2">Juan Diego Muñoz Angulo</text:p>
      <text:p text:style-name="P3"><text:span text:style-name="T2">Comparación</text:span> Máquinas Virtuales</text:p>
      <text:p text:style-name="P4"/>
      <text:p text:style-name="P5">1. Especificaciones de la<text:span text:style-name="T2">s </text:span>máquina<text:span text:style-name="T2">s</text:span> virtual<text:span text:style-name="T2">es</text:span></text:p>
      <text:p text:style-name="P6"/>
      <text:p text:style-name="P16">Máquina Profesor <text:span text:style-name="T3">(Primera)</text:span></text:p>
      <text:p text:style-name="P6"/>
      <text:p text:style-name="P6">Información General</text:p>
      <text:list text:style-name="L1">
        <text:list-item>
          <text:p text:style-name="P7">Arquitectura: x86_64</text:p>
        </text:list-item>
        <text:list-item>
          <text:p text:style-name="P7">Número de CPUs: 4</text:p>
        </text:list-item>
        <text:list-item>
          <text:p text:style-name="P7">Modelo: Intel Xeon Gold 6348 2.60 GHz</text:p>
        </text:list-item>
        <text:list-item>
          <text:p text:style-name="P7">Hilos por núcleo: 1</text:p>
        </text:list-item>
        <text:list-item>
          <text:p text:style-name="P7">Número de sockets: 4</text:p>
        </text:list-item>
        <text:list-item>
          <text:p text:style-name="P7">Núcleos por socket: 1</text:p>
        </text:list-item>
      </text:list>
      <text:p text:style-name="P6"/>
      <text:p text:style-name="P6">Caches</text:p>
      <text:list text:style-name="L2">
        <text:list-item>
          <text:p text:style-name="P8">L1d: 192 KiB (4 inst)</text:p>
        </text:list-item>
        <text:list-item>
          <text:p text:style-name="P8">L1i: 128 KiB (4 inst)</text:p>
        </text:list-item>
        <text:list-item>
          <text:p text:style-name="P8">L2: 5 MiB (4 inst)</text:p>
        </text:list-item>
        <text:list-item>
          <text:p text:style-name="P8">L3: 168 MiB (4 inst)</text:p>
        </text:list-item>
      </text:list>
      <text:p text:style-name="P6"/>
      <text:p text:style-name="P6">Memoria</text:p>
      <text:list text:style-name="L3">
        <text:list-item>
          <text:p text:style-name="P9">Memoria total: 11673 MiB</text:p>
        </text:list-item>
        <text:list-item>
          <text:p text:style-name="P9">Libre: 4660.8 MiB</text:p>
        </text:list-item>
        <text:list-item>
          <text:p text:style-name="P9">Usada: 2732.2 MiB</text:p>
        </text:list-item>
        <text:list-item>
          <text:p text:style-name="P9">Cache: 4630.2 MiB</text:p>
        </text:list-item>
      </text:list>
      <text:p text:style-name="P6"/>
      <text:p text:style-name="P6"/>
      <text:p text:style-name="P16">Máquina Juan Diego <text:span text:style-name="T3">(Segunda)</text:span></text:p>
      <text:p text:style-name="P6"/>
      <text:p text:style-name="P6">Información General</text:p>
      <text:list text:style-name="L5">
        <text:list-item>
          <text:p text:style-name="P11">Arquitectura: x86_64</text:p>
        </text:list-item>
        <text:list-item>
          <text:p text:style-name="P11">Número de CPUs: 4</text:p>
        </text:list-item>
        <text:list-item>
          <text:p text:style-name="P11">Modelo: Intel Xeon Gold 6348 2.60 GHz</text:p>
        </text:list-item>
        <text:list-item>
          <text:p text:style-name="P11">Hilos por núcleo: 1</text:p>
        </text:list-item>
        <text:list-item>
          <text:p text:style-name="P11">Número de sockets: 4</text:p>
        </text:list-item>
        <text:list-item>
          <text:p text:style-name="P11">Núcleos por socket: 1</text:p>
          <text:p text:style-name="P11"/>
        </text:list-item>
      </text:list>
      <text:p text:style-name="P6">Cachés</text:p>
      <text:list text:style-name="L6">
        <text:list-item>
          <text:p text:style-name="P12">L1d: 192 KiB (4 <text:span text:style-name="T2">inst</text:span>)</text:p>
        </text:list-item>
        <text:list-item>
          <text:p text:style-name="P13">L1i: 128 KiB (4 <text:span text:style-name="T2">inst</text:span>)</text:p>
        </text:list-item>
        <text:list-item>
          <text:p text:style-name="P13">L2: 5 MiB (4 <text:span text:style-name="T2">inst</text:span>)</text:p>
        </text:list-item>
        <text:list-item>
          <text:p text:style-name="P13"><text:soft-page-break/>L3: 168 MiB (4 <text:span text:style-name="T2">inst</text:span>)</text:p>
        </text:list-item>
      </text:list>
      <text:p text:style-name="P6">Memoria</text:p>
      <text:list text:style-name="L7">
        <text:list-item>
          <text:p text:style-name="P14">Memoria total: 11,914.1 MiB</text:p>
        </text:list-item>
        <text:list-item>
          <text:p text:style-name="P14">Libre: 1,574.1 MiB</text:p>
        </text:list-item>
        <text:list-item>
          <text:p text:style-name="P14">Usada: 1,746.1 MiB</text:p>
        </text:list-item>
        <text:list-item>
          <text:p text:style-name="P14">Cache: 8,922.4 MiB</text:p>
        </text:list-item>
      </text:list>
      <text:p text:style-name="P6"/>
      <text:p text:style-name="P16">Análisis: En ambas máquinas existen muchas cosas que son parecidas, aunque hay algunas pequeñas diferencias. Ambas tienen el mismo procesador, arquitectura, memorias cachés, e incluso en otros temas como virtualización tienen el mismo sistema, <text:span text:style-name="T3">VMWare</text:span>. Nada más, podemos ver un cambio en la memoria física del dispositivo, donde la segunda máquina tiene un poco más que la primera, pero la segunda está utilizando mucho más memoria, ya que tiene poca de esta libre. En caché, se dobla casi en la segunda máquina. <text:span text:style-name="T3">También, en términos de SO, la primera máquina usa Rocky Linux 9.4 (Blue Onyx), y la segunda usa Ubuntu LTS 24.04.</text:spa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21:00:02.845591916</meta:creation-date>
    <dc:date>2024-10-31T11:39:29.275365869</dc:date>
    <meta:editing-duration>PT1H10M53S</meta:editing-duration>
    <meta:editing-cycles>3</meta:editing-cycles>
    <meta:generator>LibreOffice/24.2.6.2$Linux_X86_64 LibreOffice_project/8e9a753d9daaea75c34b417ba1bdf556bf2fc5b3</meta:generator>
    <meta:print-date>2024-10-24T22:10:41.085194444</meta:print-date>
    <meta:printed-by>Archivos PDF</meta:printed-by>
    <meta:document-statistic meta:table-count="0" meta:image-count="0" meta:object-count="0" meta:page-count="2" meta:paragraph-count="42" meta:word-count="282" meta:character-count="1484" meta:non-whitespace-character-count="1272"/>
  </office:meta>
</office:document-meta>
</file>